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6">
            <text:p>20,66</text:p>
          </table:table-cell>
          <table:table-cell table:formula="of:=(([.B7]/10)-[.$B$15])^2" office:value-type="float" office:value="0">
            <text:p>0</text:p>
          </table:table-cell>
          <table:table-cell table:formula="of:=[.B7]/10" office:value-type="float" office:value="2.066">
            <text:p>2,066</text:p>
          </table:table-cell>
          <table:table-cell table:number-columns-repeated="2"/>
          <table:table-cell office:value-type="float" office:value="1.058">
            <text:p>1,058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9">
            <text:p>20,69</text:p>
          </table:table-cell>
          <table:table-cell table:formula="of:=(([.B8]/10)-[.$B$15])^2" office:value-type="float" office:value="0.00000899999999999802">
            <text:p>0,000009</text:p>
          </table:table-cell>
          <table:table-cell table:formula="of:=[.B8]/10" office:value-type="float" office:value="2.069">
            <text:p>2,069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63">
            <text:p>20,63</text:p>
          </table:table-cell>
          <table:table-cell table:formula="of:=(([.B9]/10)-[.$B$15])^2" office:value-type="float" office:value="0.00000900000000000335">
            <text:p>0,000009</text:p>
          </table:table-cell>
          <table:table-cell table:formula="of:=[.B9]/10" office:value-type="float" office:value="2.063">
            <text:p>2,063</text:p>
          </table:table-cell>
          <table:table-cell table:number-columns-repeated="5"/>
          <table:table-cell table:formula="of:=4*3.1415926^2*[.G7]/([.B15])^2" office:value-type="float" office:value="9.78553906947639">
            <text:p>9,785539069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410437110398687">
            <text:p>0,041043711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20.66">
            <text:p>20,66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2.066">
            <text:p>2,066</text:p>
          </table:table-cell>
          <table:table-cell table:formula="of:=[.B15]" office:value-type="float" office:value="2.066">
            <text:p>2,06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192980256270818">
            <text:p>1,92980256270818E-006</text:p>
          </table:table-cell>
          <table:table-cell office:value-type="string">
            <text:p>mit t vert</text:p>
          </table:table-cell>
          <table:table-cell table:formula="of:=[.C17]*1.32" office:value-type="float" office:value="0.00000254733938277479">
            <text:p>2,54733938277479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3^(1/2))" office:value-type="float" office:value="0.00577350269189626">
            <text:p>0,005773502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578071562659889">
            <text:p>0,0057807156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3:07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35:23.38</meta:creation-date>
    <meta:editing-duration>PT17M25S</meta:editing-duration>
    <meta:editing-cycles>3</meta:editing-cycles>
    <meta:generator>OpenOffice/4.1.4$Win32 OpenOffice.org_project/414m5$Build-9788</meta:generator>
    <dc:title>Daten Länge</dc:title>
    <dc:date>2017-10-31T23:07:26.57</dc:date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35:23.25"/>
  </office:meta>
</office:document-meta>
</file>